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list-style-name="LFO1" style:family="paragraph">
      <style:text-properties fo:language="en" fo:country="GB"/>
    </style:style>
    <style:style style:name="P5" style:parent-style-name="Standard" style:list-style-name="LFO2" style:family="paragraph"/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list-style-name="LFO3" style:family="paragraph"/>
    <style:style style:name="P9" style:parent-style-name="Standard" style:list-style-name="LFO4" style:family="paragraph"/>
    <style:style style:name="P10" style:parent-style-name="Standard" style:list-style-name="LFO5" style:family="paragraph"/>
  </office:automatic-styles>
  <office:body>
    <office:text text:use-soft-page-breaks="true">
      <text:p text:style-name="P1">Adultes</text:p>
      <text:p text:style-name="P2">Male</text:p>
      <text:p text:style-name="P3"/>
      <text:list text:style-name="LFO1" text:continue-numbering="true">
        <text:list-item>
          <text:p text:style-name="P4">NERO VON SANURA DEI NEFERTHEM</text:p>
        </text:list-item>
      </text:list>
      <text:p text:style-name="Standard">couleur de robes : Cream mink <text:s/></text:p>
      <text:p text:style-name="Standard">Couleur des yeux: aiguë marine</text:p>
      <text:p text:style-name="Standard">titre :Champion du monde et 3 X Citations classe Honneur</text:p>
      <text:p text:style-name="Standard">Nero est notre premier sphynx , arrivé à la maison un peu par<text:s/>caprice ; en effet <text:s/>ma fille allergique aux poils d animaux <text:s/>voulait tout de même avoir « son chat » .</text:p>
      <text:p text:style-name="Standard">Nous avons donc fait plusieurs expos félines <text:s/>et sur le conseil d'une amie ayant beaucoup d'expérience dans le domaine de la felinophilie nous avons adopté Nero qui s est avéré être une véritable graine de champion selon la juge et a décroché un Supreme of supreme (récompense ultime de l expo)déjà à l age de 5 mois.</text:p>
      <text:p text:style-name="Standard"/>
      <text:list text:style-name="LFO2" text:continue-numbering="true">
        <text:list-item>
          <text:p text:style-name="P5">ZEUS GRAND FARAON</text:p>
        </text:list-item>
      </text:list>
      <text:p text:style-name="Standard">couleur de la robe : Black &amp; white bicolor</text:p>
      <text:p text:style-name="Standard">couleur des yeux : vert</text:p>
      <text:p text:style-name="Standard">Elevage Abraamyan N.</text:p>
      <text:p text:style-name="Standard">Zeus <text:s/>(Monsieur pour les intimes) nous a fait voyager ; il est parfois compliqué de trouver le gabarit ou le type d étalon <text:s/>que l’on aimerait pour développer sa chatterie et nous nous sommes donc rendu à Moscou pour trouver notre bonheur.<text:s/>Après de long échanges avec l éleveuse et une fine analyse des pedigrees des parents nous l'avons réservé et <text:s/>4 mois plus tard et un long voyage il rejoignait la chatterie. Son premier fils fut appelé <text:s/>Moscou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7">Femelles</text:p>
      <text:list text:style-name="LFO3" text:continue-numbering="true">
        <text:list-item>
          <text:p text:style-name="P8">Douchka (Athena)</text:p>
        </text:list-item>
      </text:list>
      <text:p text:style-name="Standard">couleur de la robe :Black</text:p>
      <text:p text:style-name="Standard">couleur des <text:s/>yeux : vert</text:p>
      <text:p text:style-name="Standard"/>
      <text:list text:style-name="LFO4" text:continue-numbering="true">
        <text:list-item>
          <text:p text:style-name="P9">Katrina Joser</text:p>
        </text:list-item>
      </text:list>
      <text:p text:style-name="Standard">couleur de la robe : Seal mink</text:p>
      <text:p text:style-name="Standard">couleur des yeux : bleu</text:p>
      <text:p text:style-name="Standard"/>
      <text:list text:style-name="LFO5" text:continue-numbering="true">
        <text:list-item>
          <text:p text:style-name="P10">Acapella BadarHan</text:p>
        </text:list-item>
      </text:list>
      <text:p text:style-name="Standard">couleur de la robe : Seal</text:p>
      <text:p text:style-name="Standard">couleur des yeux : ver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re" style:display-name="Titre" style:family="paragraph" style:parent-style-name="Standard" style:next-style-name="Sous-titr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reCar" style:display-name="Titre Car" style:family="text" style:parent-style-name="Policepardéfaut">
      <style:text-properties style:font-name="Cambria" style:font-name-complex="F" fo:color="#17365D" fo:letter-spacing="0.0034in" style:letter-kerning="true" fo:font-size="26pt" style:font-size-asian="26pt" style:font-size-complex="2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nie t</meta:initial-creator>
    <dc:creator>Florence Randaxhe</dc:creator>
    <meta:creation-date>2018-11-28T11:31:00Z</meta:creation-date>
    <dc:date>2018-12-08T17:49:00Z</dc:date>
    <meta:template xlink:href="Normal" xlink:type="simple"/>
    <meta:editing-cycles>4</meta:editing-cycles>
    <meta:editing-duration>PT960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9" meta:character-count="1425" meta:row-count="10" meta:non-whitespace-character-count="1208"/>
  </office:meta>
</office:document-meta>
</file>